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Liberation Serif" fo:font-size="14pt" officeooo:rsid="0011985f" officeooo:paragraph-rsid="0011985f" style:font-size-asian="14pt" style:font-size-complex="14pt"/>
    </style:style>
    <style:style style:name="P2" style:family="paragraph" style:parent-style-name="Preformatted_20_Text">
      <style:paragraph-properties fo:margin-top="0cm" fo:margin-bottom="0.499cm" style:contextual-spacing="false"/>
      <style:text-properties style:font-name="Liberation Serif" fo:font-size="14pt" style:font-size-asian="14pt" style:font-size-complex="14pt"/>
    </style:style>
    <style:style style:name="P3" style:family="paragraph" style:parent-style-name="Preformatted_20_Text">
      <style:text-properties style:font-name="Liberation Serif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officeooo:rsid="0011985f" officeooo:paragraph-rsid="0011985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6" style:family="paragraph" style:parent-style-name="Standard">
      <style:text-properties style:font-name="Liberation Serif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5"><text:span text:style-name="T1">EXERCISE 2 : Matrix operations (using vectorization) and transformations</text:span></text:p>
      <text:p text:style-name="P5"><text:span text:style-name="T1"/></text:p>
      <text:p text:style-name="P4"><text:span text:style-name="T3">Write Python program to create two matrices (read values from user) and find the following</text:span></text:p>
      <text:p text:style-name="P4"><text:span text:style-name="T3"/></text:p>
      <text:p text:style-name="P4"><text:span text:style-name="T3">1. Dot Product</text:span></text:p>
      <text:p text:style-name="P4"><text:span text:style-name="T3"/></text:p>
      <text:p text:style-name="P4"><text:span text:style-name="T3">2. Transpose</text:span></text:p>
      <text:p text:style-name="P4"><text:span text:style-name="T3"/></text:p>
      <text:p text:style-name="P4"><text:span text:style-name="T3">3. Trace</text:span></text:p>
      <text:p text:style-name="P4"><text:span text:style-name="T3"/></text:p>
      <text:p text:style-name="P4"><text:span text:style-name="T3">4. Determinant</text:span></text:p>
      <text:p text:style-name="P4"><text:span text:style-name="T3"/></text:p>
      <text:p text:style-name="P4"><text:span text:style-name="T3">5. Inverse</text:span></text:p>
      <text:p text:style-name="P4"><text:span text:style-name="T3"/></text:p>
      <text:p text:style-name="P4"><text:span text:style-name="T3">6. Eigen values and Eigen vectors</text:span></text:p>
      <text:p text:style-name="P4"><text:span text:style-name="T3"/></text:p>
      <text:p text:style-name="P4"><text:span text:style-name="T3"/></text:p>
      <text:p text:style-name="P4"><text:span text:style-name="T2">PROGRAM :</text:span><text:span text:style-name="T3"> </text:span></text:p>
      <text:p text:style-name="P4"><text:span text:style-name="T3"/></text:p>
      <text:p text:style-name="P4"><text:span text:style-name="T3">import numpy as np</text:span></text:p>
      <text:p text:style-name="P4"><text:span text:style-name="T3"/></text:p>
      <text:p text:style-name="P4"><text:span text:style-name="T3">print("MATRIX 1\n") </text:span></text:p>
      <text:p text:style-name="P4"><text:span text:style-name="T3">r1= int(input("Enter the number of rows:")) </text:span></text:p>
      <text:p text:style-name="P4"><text:span text:style-name="T3">c1= int(input("Enter the number of columns:"))</text:span></text:p>
      <text:p text:style-name="P4"><text:span text:style-name="T3"/></text:p>
      <text:p text:style-name="P4"><text:span text:style-name="T3">print("Enter the elements in a single line (space separated): ")</text:span></text:p>
      <text:p text:style-name="P4"><text:span text:style-name="T3"/></text:p>
      <text:p text:style-name="P4"><text:span text:style-name="T3">ent1=list(map(int, input().split()))</text:span></text:p>
      <text:p text:style-name="P4"><text:span text:style-name="T3"/></text:p>
      <text:p text:style-name="P4"><text:span text:style-name="T3">mat1=np.array(ent1).reshape(r1, c1) </text:span></text:p>
      <text:p text:style-name="P4"><text:span text:style-name="T3">print("\n Matrix 1 : \n", mat1)</text:span></text:p>
      <text:p text:style-name="P4"><text:span text:style-name="T3"/></text:p>
      <text:p text:style-name="P4"><text:span text:style-name="T3">print("\nMARTIX 2 \n") </text:span></text:p>
      <text:p text:style-name="P4"><text:span text:style-name="T3">r2= int(input("Enter the number of rows:")) </text:span></text:p>
      <text:p text:style-name="P4"><text:span text:style-name="T3">c2= int(input("Enter the number of columns:"))</text:span></text:p>
      <text:p text:style-name="P4"><text:span text:style-name="T3"/></text:p>
      <text:p text:style-name="P4"><text:span text:style-name="T3">print("Enter the elements in a single line (space separated): ")</text:span></text:p>
      <text:p text:style-name="P4"><text:span text:style-name="T3"/></text:p>
      <text:p text:style-name="P4"><text:span text:style-name="T3">ent2=list(map(int, input().split()))</text:span></text:p>
      <text:p text:style-name="P4"><text:span text:style-name="T3"/></text:p>
      <text:p text:style-name="P4"><text:span text:style-name="T3">mat2=np.array(ent2).reshape(r2, c2) </text:span></text:p>
      <text:p text:style-name="P4"><text:span text:style-name="T3">print("\n Matrix 2 : \n", mat2)</text:span></text:p>
      <text:p text:style-name="P4"><text:span text:style-name="T3"/></text:p>
      <text:p text:style-name="P4"><text:soft-page-break/><text:span text:style-name="T3"/></text:p>
      <text:p text:style-name="P4"><text:span text:style-name="T3">#1 : DOT PRODUCT </text:span></text:p>
      <text:p text:style-name="P4"><text:span text:style-name="T3">b=np.dot(mat1,mat2) </text:span></text:p>
      <text:p text:style-name="P4"><text:span text:style-name="T3">print("\n Dot product : \n",b)</text:span></text:p>
      <text:p text:style-name="P4"><text:span text:style-name="T3"/></text:p>
      <text:p text:style-name="P4"><text:span text:style-name="T3"/></text:p>
      <text:p text:style-name="P4"><text:span text:style-name="T3">#2 : TRANSPOSE </text:span></text:p>
      <text:p text:style-name="P4"><text:span text:style-name="T3">trans=np.transpose(mat1) </text:span></text:p>
      <text:p text:style-name="P4"><text:span text:style-name="T3">print("\n Transpose of Matrix : \n",trans)</text:span></text:p>
      <text:p text:style-name="P4"><text:span text:style-name="T3"/></text:p>
      <text:p text:style-name="P4"><text:span text:style-name="T3"/></text:p>
      <text:p text:style-name="P4"><text:span text:style-name="T3">#3 : TRACE </text:span></text:p>
      <text:p text:style-name="P4"><text:span text:style-name="T3">trace=np.trace(mat1) </text:span></text:p>
      <text:p text:style-name="P4"><text:span text:style-name="T3">print("\n Trace of Matrix : \n",trace)</text:span></text:p>
      <text:p text:style-name="P4"><text:span text:style-name="T3"/></text:p>
      <text:p text:style-name="P4"><text:span text:style-name="T3"/></text:p>
      <text:p text:style-name="P4"><text:span text:style-name="T3">#4 : RANK </text:span></text:p>
      <text:p text:style-name="P4"><text:span text:style-name="T3">rank=np.linalg.matrix_rank(mat1) </text:span></text:p>
      <text:p text:style-name="P4"><text:span text:style-name="T3">print("\n Rank of Matrix : \n",rank)</text:span></text:p>
      <text:p text:style-name="P4"><text:span text:style-name="T3"/></text:p>
      <text:p text:style-name="P4"><text:span text:style-name="T3"/></text:p>
      <text:p text:style-name="P4"><text:span text:style-name="T3">#5 : DETERMINANT </text:span></text:p>
      <text:p text:style-name="P4"><text:span text:style-name="T3">det=np.linalg.det(mat1) </text:span></text:p>
      <text:p text:style-name="P4"><text:span text:style-name="T3">print("\n Determinant of Matrix : \n",det)</text:span></text:p>
      <text:p text:style-name="P4"><text:span text:style-name="T3"/></text:p>
      <text:p text:style-name="P4"><text:span text:style-name="T3"/></text:p>
      <text:p text:style-name="P4"><text:span text:style-name="T3">#6 : INVERSE </text:span></text:p>
      <text:p text:style-name="P4"><text:span text:style-name="T3">inv=np.linalg.inv(mat1) </text:span></text:p>
      <text:p text:style-name="P4"><text:span text:style-name="T3">print("\n Inverse of Matrix : \n",inv)</text:span></text:p>
      <text:p text:style-name="P4"><text:span text:style-name="T3"/></text:p>
      <text:p text:style-name="P4"><text:span text:style-name="T3"/></text:p>
      <text:p text:style-name="P4"><text:span text:style-name="T3">#7 : EIGEN VALUES &amp; EIGEN VECTORS </text:span></text:p>
      <text:p text:style-name="P4"><text:span text:style-name="T3">eig=np.linalg.eig(mat1) </text:span></text:p>
      <text:p text:style-name="P4"><text:span text:style-name="T3">print("\n Eigen values and Eigen vectors : \n",eig)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p text:style-name="P4"><text:span text:style-name="T2">OUTPUT :</text:span><text:span text:style-name="T3"> </text:span></text:p>
      <text:p text:style-name="P4"><text:span text:style-name="T3"/></text:p>
      <text:p text:style-name="P1"><text:span text:style-name="T3">MATRIX 1</text:span></text:p>
      <text:p text:style-name="P2"/>
      <text:p text:style-name="P3">Enter the number of rows: 2</text:p>
      <text:p text:style-name="P2">Enter the number of columns: 2</text:p>
      <text:p text:style-name="P2">Enter the elements in a single line (space separated): </text:p>
      <text:p text:style-name="P2"><text:s/>1 2 3 4</text:p>
      <text:p text:style-name="P3"><text:s/>Matrix 1 : </text:p>
      <text:p text:style-name="P3"><text:s/>[[1 2]</text:p>
      <text:p text:style-name="P3"><text:s/>[3 4]]</text:p>
      <text:p text:style-name="P3"/>
      <text:p text:style-name="P3">MARTIX 2 </text:p>
      <text:p text:style-name="P2"/>
      <text:p text:style-name="P3">Enter the number of rows: 2</text:p>
      <text:p text:style-name="P2">Enter the number of columns: 2</text:p>
      <text:p text:style-name="P2">Enter the elements in a single line (space separated): </text:p>
      <text:p text:style-name="P2"><text:s/>4 3 2 1</text:p>
      <text:p text:style-name="P3"><text:s/>Matrix 2 : </text:p>
      <text:p text:style-name="P3"><text:s/>[[4 3]</text:p>
      <text:p text:style-name="P3"><text:s/>[2 1]]</text:p>
      <text:p text:style-name="P3"/>
      <text:p text:style-name="P3"><text:s/>Dot product : </text:p>
      <text:p text:style-name="P3"><text:s/>[[ 8 <text:s/>5]</text:p>
      <text:p text:style-name="P3"><text:s/>[20 13]]</text:p>
      <text:p text:style-name="P3"/>
      <text:p text:style-name="P3"><text:s/>Transpose of Matrix : </text:p>
      <text:p text:style-name="P3"><text:s/>[[1 3]</text:p>
      <text:p text:style-name="P3"><text:s/>[2 4]]</text:p>
      <text:p text:style-name="P3"/>
      <text:p text:style-name="P3"><text:s/>Trace of Matrix : </text:p>
      <text:p text:style-name="P3"><text:s/>5</text:p>
      <text:p text:style-name="P3"/>
      <text:p text:style-name="P3"><text:s/>Rank of Matrix : </text:p>
      <text:p text:style-name="P3"><text:s/>2</text:p>
      <text:p text:style-name="P3"/>
      <text:p text:style-name="P3"><text:s/>Determinant of Matrix : </text:p>
      <text:p text:style-name="P3"><text:soft-page-break/><text:s/>-2.0000000000000004</text:p>
      <text:p text:style-name="P3"/>
      <text:p text:style-name="P3"><text:s/>Inverse of Matrix : </text:p>
      <text:p text:style-name="P3"><text:s/>[[-2. <text:s text:c="2"/>1. ]</text:p>
      <text:p text:style-name="P3"><text:s/>[ 1.5 -0.5]]</text:p>
      <text:p text:style-name="P3"/>
      <text:p text:style-name="P3"><text:s/>Eigen values and Eigen vectors : </text:p>
      <text:p text:style-name="P3"><text:s/>EigResult(eigenvalues=array([-0.37228132, <text:s/>5.37228132]), eigenvectors=array([[-0.82456484, -0.41597356],</text:p>
      <text:p text:style-name="P2"><text:s text:c="7"/>[ 0.56576746, -0.90937671]]))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4:16:23.141738915</meta:creation-date>
    <dc:date>2023-09-25T14:24:16.650524846</dc:date>
    <meta:editing-duration>PT7M54S</meta:editing-duration>
    <meta:editing-cycles>1</meta:editing-cycles>
    <meta:document-statistic meta:table-count="0" meta:image-count="0" meta:object-count="0" meta:page-count="4" meta:paragraph-count="80" meta:word-count="316" meta:character-count="2099" meta:non-whitespace-character-count="1793"/>
    <meta:generator>LibreOffice/7.3.7.2$Linux_X86_64 LibreOffice_project/30$Build-2</meta:generator>
  </office:meta>
</office:document-meta>
</file>